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kzidenz" svg:font-family="Akzidenz, 'Helvetica Neue', Helvetica, Arial, sans-serif"/>
    <style:font-face style:name="Source Code Pro" svg:font-family="'Source Code Pro', 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list-style-name="L3"/>
    <style:style style:name="P3" style:family="paragraph" style:parent-style-name="Standard">
      <style:text-properties fo:font-weight="bold" style:font-weight-asian="bold"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style:font-name="Courier New"/>
    </style:style>
    <style:style style:name="P6" style:family="paragraph" style:parent-style-name="Standard" style:list-style-name="L4"/>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base References</text:p>
      <text:p text:style-name="Standard"/>
      <text:p text:style-name="Standard"/>
      <text:p text:style-name="Standard">For many use cases in MongoDB, the denormalized data model where related data is stored within a single document will be optimal. However, in some cases, it makes sense to store related information in separate documents, typically in different collections or databases.</text:p>
      <text:p text:style-name="Standard"/>
      <text:p text:style-name="Standard"/>
      <text:p text:style-name="Standard">MongoDB applications use one of two methods for relating documents:</text:p>
      <text:p text:style-name="Standard"/>
      <text:list xml:id="list2382203087" text:style-name="L3">
        <text:list-item>
          <text:p text:style-name="P2"><text:span text:style-name="T1">Manual references</text:span> where you save the _id field of one document in another document as a reference. Then your application can run a second query to return the related data. These references are simple and sufficient for most use cases.</text:p>
          <text:p text:style-name="P2"/>
        </text:list-item>
        <text:list-item>
          <text:p text:style-name="P2"><text:span text:style-name="T1">DBRefs</text:span> are references from one document to another using the value of the first document’s _id field, collection name, and, optionally, its database name. By including these names, DBRefs allow documents located in multiple collections to be more easily linked with documents from a single collection.</text:p>
        </text:list-item>
      </text:list>
      <text:p text:style-name="Standard"/>
      <text:p text:style-name="Standard">To resolve DBRefs, your application must perform additional queries to return the referenced documents. Many drivers have helper methods that form the query for the DBRef automatically. The drivers [1] do not automatically resolve DBRefs into documents.</text:p>
      <text:p text:style-name="Standard"/>
      <text:p text:style-name="Standard">DBRefs provide a common format and type to represent relationships among documents. The DBRef format also provides common semantics for representing links between documents if your database must interact with multiple frameworks and tools.</text:p>
      <text:p text:style-name="Standard"/>
      <text:p text:style-name="P3">Unless you have a compelling reason to use DBRefs, use manual references instead.</text:p>
      <text:p text:style-name="Standard"/>
      <text:p text:style-name="P4">Manual References</text:p>
      <text:p text:style-name="P4"/>
      <text:p text:style-name="Standard">Using manual references is the practice of including one document’s _id field in another document. The application can then issue a second query to resolve the referenced fields as needed.</text:p>
      <text:p text:style-name="Standard"/>
      <text:p text:style-name="Standard">Process</text:p>
      <text:p text:style-name="Standard">Consider the following operation to insert two documents, using the _id field of the first document as a reference in the second document:</text:p>
      <text:p text:style-name="Standard"/>
      <text:p text:style-name="P5">original_id = ObjectId()</text:p>
      <text:p text:style-name="P5"/>
      <text:p text:style-name="P5">db.places.insert({</text:p>
      <text:p text:style-name="P5"><text:s text:c="4"/>"_id": original_id,</text:p>
      <text:p text:style-name="P5"><text:s text:c="4"/>"name": "Broadway Center",</text:p>
      <text:p text:style-name="P5"><text:s text:c="4"/>"url": "bc.example.net"</text:p>
      <text:p text:style-name="P5">})</text:p>
      <text:p text:style-name="P5"/>
      <text:p text:style-name="P5">db.people.insert({</text:p>
      <text:p text:style-name="P5"><text:s text:c="4"/>"name": "Erin",</text:p>
      <text:p text:style-name="P5"><text:s text:c="4"/>"places_id": original_id,</text:p>
      <text:p text:style-name="P5"><text:s text:c="4"/>"url": <text:s/>"bc.example.net/Erin"</text:p>
      <text:p text:style-name="P5">})</text:p>
      <text:p text:style-name="Standard"><text:soft-page-break/>Then, when a query returns the document from the people collection you can, if needed, make a second query for the document referenced by the places_id field in the places collection.</text:p>
      <text:p text:style-name="Standard"/>
      <text:p text:style-name="P3">Use</text:p>
      <text:p text:style-name="Standard">For nearly every case where you want to store a relationship between two documents, use manual references. The references are simple to create and your application can resolve references as needed.</text:p>
      <text:p text:style-name="Standard"/>
      <text:p text:style-name="Standard">The only limitation of manual linking is that these references do not convey the database and collection names. If you have documents in a single collection that relate to documents in more than one collection, you may need to consider using DBRefs.</text:p>
      <text:p text:style-name="Standard"/>
      <text:p text:style-name="P4">DBRefs</text:p>
      <text:p text:style-name="Standard"/>
      <text:p text:style-name="Standard">DBRefs are a convention for representing a document, rather than a specific reference type. They include the name of the collection, and in some cases the database name, in addition to the value from the _id field.</text:p>
      <text:p text:style-name="Standard"/>
      <text:p text:style-name="Standard">Format</text:p>
      <text:p text:style-name="Standard">DBRefs have the following fields:</text:p>
      <text:p text:style-name="Standard"/>
      <text:list xml:id="list599908830" text:style-name="L4">
        <text:list-item>
          <text:p text:style-name="P6">$ref</text:p>
          <text:p text:style-name="P6">The $ref field holds the name of the collection where the referenced document resides.</text:p>
          <text:p text:style-name="P6"/>
        </text:list-item>
        <text:list-item>
          <text:p text:style-name="P6">$id</text:p>
          <text:p text:style-name="P6">The $id field contains the value of the _id field in the referenced document.</text:p>
          <text:p text:style-name="P6"/>
        </text:list-item>
        <text:list-item>
          <text:p text:style-name="P6">$db</text:p>
          <text:p text:style-name="P6">Optional. Contains the name of the database where the referenced document resides.Only some drivers support $db references.</text:p>
        </text:list-item>
      </text:list>
      <text:p text:style-name="Standard"/>
      <text:p text:style-name="Standard"/>
      <text:p text:style-name="Standard">DBRef documents resemble the following document:</text:p>
      <text:p text:style-name="Standard"/>
      <text:p text:style-name="P5">{ "$ref" : &lt;value&gt;, "$id" : &lt;value&gt;, "$db" : &lt;value&gt; }</text:p>
      <text:p text:style-name="P5">Consider a document from a collection that stored a DBRef in a creator field:</text:p>
      <text:p text:style-name="P5"/>
      <text:p text:style-name="P5">{</text:p>
      <text:p text:style-name="P5"><text:s text:c="2"/>"_id" : ObjectId("5126bbf64aed4daf9e2ab771"),</text:p>
      <text:p text:style-name="P5"><text:s text:c="2"/>// .. application fields</text:p>
      <text:p text:style-name="P5"><text:s text:c="2"/>"creator" : {</text:p>
      <text:p text:style-name="P5"><text:s text:c="18"/>"$ref" : "creators",</text:p>
      <text:p text:style-name="P5"><text:s text:c="18"/>"$id" : ObjectId("5126bc054aed4daf9e2ab772"),</text:p>
      <text:p text:style-name="P5"><text:s text:c="18"/>"$db" : "users"</text:p>
      <text:p text:style-name="P5"><text:s text:c="15"/>}</text:p>
      <text:p text:style-name="P5">}</text:p>
      <text:p text:style-name="Standard">The DBRef in this example points to a document in the creators collection of the users database that has ObjectId("5126bc054aed4daf9e2ab772") in its _id fiel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kzidenz" svg:font-family="Akzidenz, 'Helvetica Neue', Helvetica, Arial, sans-serif"/>
    <style:font-face style:name="Source Code Pro" svg:font-family="'Source Code Pro', 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1T11:10:16.054000000</meta:creation-date>
    <dc:date>2020-02-11T11:14:48.137000000</dc:date>
    <meta:editing-duration>PT4M33S</meta:editing-duration>
    <meta:editing-cycles>1</meta:editing-cycles>
    <meta:document-statistic meta:table-count="0" meta:image-count="0" meta:object-count="0" meta:page-count="2" meta:paragraph-count="53" meta:word-count="585" meta:character-count="3814" meta:non-whitespace-character-count="3190"/>
    <meta:generator>LibreOffice/6.3.4.2$Windows_x86 LibreOffice_project/60da17e045e08f1793c57c00ba83cdfce946d0aa</meta:generator>
  </office:meta>
</office:document-meta>
</file>